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Als der kleine Engel einen Nachtbesuch machte</text:span></text:span></text:p>
      <text:p text:style-name="Text_20_body"><text:span text:style-name="Strong_20_Emphasis"><text:span text:style-name="T1"/></text:span></text:p>
      <text:p text:style-name="Text_20_body">Eines Tages wachte ein kleiner Engel nach einem </text:p>
      <text:p text:style-name="Text_20_body">1angen weiten Sternenflug in einem Menschenzimmer auf. </text:p>
      <text:p text:style-name="Text_20_body">Es war Nacht und der Raum wurde von draußen nur </text:p>
      <text:p text:style-name="Text_20_body">schwach vom Licht der Straßenlaterne erhellt. </text:p>
      <text:p text:style-name="Text_20_body">Das Engelchen konnte im Raum die Silhouetten eines </text:p>
      <text:p text:style-name="Text_20_body">Schrankes, eines Tisches und eines Bettes wahrnehmen. </text:p>
      <text:p text:style-name="Text_20_body">Ein Menschenkind lag im Bett und schlief. Entzückt </text:p>
      <text:p text:style-name="Text_20_body">betrachtete das Engelchen das Kind. Wie friedlich es da lag! </text:p>
      <text:p text:style-name="Text_20_body">Die geschlossenen Augen waren von einem dichten </text:p>
      <text:p text:style-name="Text_20_body">Wimperkränzchen umrahmt und seine Wangen hatten eine</text:p>
      <text:p text:style-name="Text_20_body">rosige Farbe. In seinen Armen hielt es fest gedrückt eine </text:p>
      <text:p text:style-name="Text_20_body">Puppe aus buntem Stoff. Eine Puppe, die wie ein fröhlicher, </text:p>
      <text:p text:style-name="Text_20_body">kleiner Engel aussah. Das freute den kleinen Engel sehr. </text:p>
      <text:p text:style-name="Text_20_body">Die kleinen Menschlein liebte es nämlich am meisten. </text:p>
      <text:p text:style-name="Text_20_body">Sie konnten sich noch richtig freuen, und wenn sie lachten, </text:p>
      <text:p text:style-name="Text_20_body">klang Ehrlichkeit in diesem Lachen mit. Ehrlichkeit und </text:p>
      <text:p text:style-name="Text_20_body">Liebe und tiefes Vertrauen. </text:p>
      <text:p text:style-name="Text_20_body">Alles Eigenschaften, die es bei </text:p>
      <text:p text:style-name="Text_20_body">den erwachsenen Menschen viel zu oft vermisste. Das </text:p>
      <text:p text:style-name="Text_20_body">Engelchen verspürte große Lust, das Kind zu wecken, </text:p>
      <text:p text:style-name="Text_20_body">wusste aber, dass es das nicht durfte.<text:line-break/>„Ich könnte ein wenig pusten, oder ganz leise singen!“, </text:p>
      <text:p text:style-name="Text_20_body">dachte es. Das konnte doch nicht verboten sein und außer-</text:p>
      <text:p text:style-name="Text_20_body">dem würde es auch niemand merken. Und da pustete es </text:p>
      <text:p text:style-name="Text_20_body">und sang es. Die ganze Nacht lang. Mit lieblich heller </text:p>
      <text:p text:style-name="Text_20_body">Engelsstimme sang es alle Lieder, die es im großen </text:p>
      <text:p text:style-name="Text_20_body">Himmelschor für das große Fest gelernt und geprobt hatte. </text:p>
      <text:p text:style-name="Text_20_body">Das Kind wachte nicht auf. Es lächelte selig im Schlaf. </text:p>
      <text:p text:style-name="Text_20_body">Am Morgen aber sagte es zu seiner Mutter: „Ein warmer </text:p>
      <text:p text:style-name="Text_20_body">Wind hat mich im Schlaf gestreichelt und ein Engel hat </text:p>
      <text:p text:style-name="Text_20_body">dazu gesungen. Das klang so wunderbar!“</text:p>
      <text:p text:style-name="Text_20_body">„Das hast du bestimmt geträumt“, sagte die Mutter und </text:p>
      <text:p text:style-name="Text_20_body">sie lächelte. „Ja! Bestimmt“, sagte das Kind. Es wusste, </text:p>
      <text:p text:style-name="Text_20_body">dass man so etwas Schönes nicht erklären konnte, man </text:p>
      <text:p text:style-name="Text_20_body">musste es für sich behalten, ganz tief im Herzen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68cm" fo:margin-bottom="0.97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 Gesing</meta:initial-creator>
    <meta:creation-date>2020-11-16T16:55:04.86</meta:creation-date>
    <dc:date>2020-12-02T14:50:16.14</dc:date>
    <dc:creator>Maria Gesing</dc:creator>
    <meta:editing-duration>PT20M</meta:editing-duration>
    <meta:editing-cycles>5</meta:editing-cycles>
    <meta:generator>OpenOffice/4.1.7$Win32 OpenOffice.org_project/417m1$Build-9800</meta:generator>
    <meta:printed-by>Maria Gesing</meta:printed-by>
    <meta:print-date>2020-11-16T17:49:01.19</meta:print-date>
    <meta:document-statistic meta:table-count="0" meta:image-count="0" meta:object-count="0" meta:page-count="1" meta:paragraph-count="35" meta:word-count="302" meta:character-count="1852"/>
  </office:meta>
</office:document-meta>
</file>